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 style:list-style-name="L3"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2">
      <style:text-properties fo:font-style="italic" style:font-style-asian="italic" style:font-style-complex="italic"/>
    </style:style>
    <style:style style:name="P7" style:family="paragraph" style:parent-style-name="Standard" style:list-style-name="L4">
      <style:text-properties fo:font-style="italic" style:font-style-asian="italic" style:font-style-complex="italic"/>
    </style:style>
    <style:style style:name="P8" style:family="paragraph" style:parent-style-name="Standard" style:list-style-name="L6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Standard" style:list-style-name="L7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 style:list-style-name="L5">
      <style:text-properties fo:font-style="normal" style:font-style-asian="normal" style:font-style-complex="normal"/>
    </style:style>
    <style:style style:name="P13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 Projet</text:p>
      <text:p text:style-name="Standard"/>
      <text:p text:style-name="Standard"/>
      <text:p text:style-name="P2">Recruté au sein d'une PME PMI , elle est spécialisé dans la production et la commercialisation d'articles vestimentaires. Vous êtes responsable du service Informatique, le directeur commercial vous sollicite afin d'améliorer la gestion commerciale de l'entreprise.(appel téléphonique , bon de commande, gestion de la facture, du stok etc etc ). </text:p>
      <text:p text:style-name="P2"/>
      <text:p text:style-name="P2">Mission : répondre a cette demande. Présenter les différents jalons (étape) et taches</text:p>
      <text:p text:style-name="Standard"/>
      <text:p text:style-name="P3">MOI</text:p>
      <text:p text:style-name="P3">Etape 1 : Demander au directeur commercial ce qu'il veut :</text:p>
      <text:list xml:id="list156827348" text:style-name="L3">
        <text:list-item>
          <text:list>
            <text:list-item>
              <text:list>
                <text:list-item>
                  <text:p text:style-name="P4">ses attentes</text:p>
                </text:list-item>
                <text:list-item>
                  <text:p text:style-name="P4">pourquoi voir améliorer le système?les points noirs ?</text:p>
                </text:list-item>
              </text:list>
            </text:list-item>
          </text:list>
        </text:list-item>
      </text:list>
      <text:p text:style-name="P3"/>
      <text:p text:style-name="P3">Etape 2 : Demander les différentes personnes et les logiciels qui régissent la gestion commerciale</text:p>
      <text:list xml:id="list1782220666" text:style-name="L1">
        <text:list-item>
          <text:list>
            <text:list-item>
              <text:list>
                <text:list-item>
                  <text:p text:style-name="P5">prendre contact avec chaque poles.</text:p>
                </text:list-item>
                <text:list-item>
                  <text:p text:style-name="P5">Voir les outils qu'ils utilisent</text:p>
                </text:list-item>
              </text:list>
            </text:list-item>
          </text:list>
        </text:list-item>
      </text:list>
      <text:p text:style-name="P3"/>
      <text:p text:style-name="P3">Etape 3 : Demander les problèmes rencontrés avec c'est logiciels</text:p>
      <text:list xml:id="list1278971124" text:style-name="L2">
        <text:list-item>
          <text:list>
            <text:list-item>
              <text:list>
                <text:list-item>
                  <text:p text:style-name="P6">Demander à chaque poles</text:p>
                </text:list-item>
              </text:list>
            </text:list-item>
          </text:list>
        </text:list-item>
      </text:list>
      <text:p text:style-name="P3"/>
      <text:p text:style-name="P3">Etape 4 : Proposition de maquettes et validation</text:p>
      <text:list xml:id="list1497315955" text:style-name="L4">
        <text:list-item>
          <text:list>
            <text:list-item>
              <text:list>
                <text:list-item>
                  <text:p text:style-name="P7">demander jusqu'à se que les maquettes conviennent</text:p>
                </text:list-item>
              </text:list>
            </text:list-item>
          </text:list>
        </text:list-item>
      </text:list>
      <text:p text:style-name="P3"/>
      <text:p text:style-name="P3">Etape 5 : Réalisation de la maquette</text:p>
      <text:p text:style-name="P3"/>
      <text:p text:style-name="P3">Etape 6 : mise en production</text:p>
      <text:p text:style-name="P3"/>
      <text:p text:style-name="P3"/>
      <text:p text:style-name="P11">Correction :</text:p>
      <text:p text:style-name="P11"/>
      <text:p text:style-name="P11">1ere étape OBLIGATOIRE : Analyse de la demande</text:p>
      <text:list xml:id="list1540924793" text:style-name="L5">
        <text:list-item>
          <text:list>
            <text:list-item>
              <text:p text:style-name="P12">Étudier le cahier des charges. (Si il existe)(CdC c'est comme un contrat. Un vrai contrat à : les parties, l'objet ,délais, prix + le cahier qui est annexé)</text:p>
            </text:list-item>
            <text:list-item>
              <text:p text:style-name="P12">Entretient (décideurs, opérationnels</text:p>
            </text:list-item>
            <text:list-item>
              <text:p text:style-name="P12">Rédiger des CR + le faire valider en le transmettant aux différentes parties (objectivité)</text:p>
            </text:list-item>
            <text:list-item>
              <text:p text:style-name="P12">Récupération des documentations (Plan de réseaux,architecture logiciel...)</text:p>
            </text:list-item>
            <text:list-item>
              <text:p text:style-name="P12">Rédiger <text:span text:style-name="T1">une fiche projet</text:span> (Synthèse et cadrage de la commande)</text:p>
              <text:list>
                <text:list-item>
                  <text:p text:style-name="P12">Contexte</text:p>
                </text:list-item>
                <text:list-item>
                  <text:p text:style-name="P12">objectifs :</text:p>
                  <text:list>
                    <text:list-item>
                      <text:p text:style-name="P12">généraux</text:p>
                    </text:list-item>
                    <text:list-item>
                      <text:p text:style-name="P12">opérationnels (ex : configurer le serveur pour …, développer une interface)</text:p>
                    </text:list-item>
                  </text:list>
                </text:list-item>
                <text:list-item>
                  <text:p text:style-name="P12">Moyens (outils) :</text:p>
                  <text:list>
                    <text:list-item>
                      <text:p text:style-name="P12">Financiers</text:p>
                    </text:list-item>
                    <text:list-item>
                      <text:p text:style-name="P12">Humains (personne dans l'équipe)</text:p>
                    </text:list-item>
                    <text:list-item>
                      <text:p text:style-name="P12">Technique (Matériel, Logiciels</text:p>
                    </text:list-item>
                  </text:list>
                </text:list-item>
                <text:list-item>
                  <text:p text:style-name="P12">Contrainte :</text:p>
                  <text:list>
                    <text:list-item>
                      <text:p text:style-name="P12">Temporelles </text:p>
                    </text:list-item>
                    <text:list-item>
                      <text:p text:style-name="P12"><text:soft-page-break/>Financières(plafond)</text:p>
                    </text:list-item>
                    <text:list-item>
                      <text:p text:style-name="P12">Humaines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>Analyse des Risques :</text:p>
      <text:p text:style-name="P11">objectif caché : exemple suppression de poste avec la mise en place du nouveau logiciel</text:p>
      <text:p text:style-name="P11"/>
      <text:p text:style-name="P11"/>
      <text:p text:style-name="P11">On demande à valider la fiche de projet. Bien souvent ils mettent du temps à valider car cela les engage. </text:p>
      <text:p text:style-name="P3">En l'absence de réponse pour tel date, je prend le document comme acté.</text:p>
      <text:p text:style-name="P3"><text:span text:style-name="T2">En copie au chef.</text:span></text:p>
      <text:p text:style-name="P3"><text:span text:style-name="T2"/></text:p>
      <text:p text:style-name="P3"><text:span text:style-name="T2">Demander une estimation. </text:span></text:p>
      <text:p text:style-name="P3"><text:span text:style-name="T2"/></text:p>
      <text:p text:style-name="P3"><text:span text:style-name="T2">Etape 2 : Ingénierie de l'opération/projet.</text:span></text:p>
      <text:p text:style-name="P3"><text:span text:style-name="T2"/></text:p>
      <text:p text:style-name="P3"><text:span text:style-name="T2">S'organiser dans le temps pour mieux appréhender les difficultés </text:span></text:p>
      <text:p text:style-name="P3"><text:span text:style-name="T2">Prévenir les parades le cas échéant</text:span></text:p>
      <text:p text:style-name="P3"><text:span text:style-name="T2">travaux :</text:span></text:p>
      <text:list xml:id="list1934714241" text:style-name="L6">
        <text:list-item>
          <text:list>
            <text:list-item>
              <text:p text:style-name="P8"><text:span text:style-name="T2">Diagramme de GANTT</text:span></text:p>
            </text:list-item>
            <text:list-item>
              <text:p text:style-name="P8"><text:span text:style-name="T2">Organisation de l'équipe</text:span></text:p>
            </text:list-item>
            <text:list-item>
              <text:p text:style-name="P8"><text:span text:style-name="T2">Organisation des moyens de production.</text:span></text:p>
            </text:list-item>
          </text:list>
        </text:list-item>
      </text:list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3"><text:soft-page-break/><text:span text:style-name="T2">COURS</text:span></text:p>
      <text:p text:style-name="P3"><text:span text:style-name="T2"/></text:p>
      <text:p text:style-name="P3"><text:span text:style-name="T2"/></text:p>
      <text:p text:style-name="P3"><text:span text:style-name="T2">Définition</text:span></text:p>
      <text:p text:style-name="P3"><text:span text:style-name="T2"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Un client</text:p>
          </table:table-cell>
          <table:table-cell table:style-name="Tableau1.B1" office:value-type="string">
            <text:p text:style-name="Table_20_Contents">Une équipe de projet</text:p>
          </table:table-cell>
        </table:table-row>
        <table:table-row>
          <table:table-cell table:style-name="Tableau1.A2" office:value-type="string">
            <text:p text:style-name="Table_20_Contents">Des objectifs</text:p>
          </table:table-cell>
          <table:table-cell table:style-name="Tableau1.B2" office:value-type="string">
            <text:p text:style-name="Table_20_Contents">Des méthodes</text:p>
          </table:table-cell>
        </table:table-row>
        <table:table-row>
          <table:table-cell table:style-name="Tableau1.A2" office:value-type="string">
            <text:p text:style-name="Table_20_Contents">Des moyens</text:p>
          </table:table-cell>
          <table:table-cell table:style-name="Tableau1.B2" office:value-type="string">
            <text:p text:style-name="Table_20_Contents">Des outils</text:p>
          </table:table-cell>
        </table:table-row>
        <table:table-row>
          <table:table-cell table:style-name="Tableau1.A2" office:value-type="string">
            <text:p text:style-name="Table_20_Contents">Des contraintes</text:p>
          </table:table-cell>
          <table:table-cell table:style-name="Tableau1.B2" office:value-type="string">
            <text:p text:style-name="Table_20_Contents">Une organisation</text:p>
          </table:table-cell>
        </table:table-row>
      </table:table>
      <text:p text:style-name="P3"><text:span text:style-name="T2"/></text:p>
      <text:p text:style-name="P3"><text:span text:style-name="T2"/></text:p>
      <text:p text:style-name="P9"><text:span text:style-name="T2">=&gt; Un Produit</text:span></text:p>
      <text:p text:style-name="P9"><text:span text:style-name="T2"/></text:p>
      <text:p text:style-name="P9"><text:span text:style-name="T2">Typologies des projets informatiques</text:span></text:p>
      <text:list xml:id="list967198929" text:style-name="L7">
        <text:list-item>
          <text:p text:style-name="P10"><text:span text:style-name="T2">mise en place d'un système informatique</text:span></text:p>
        </text:list-item>
        <text:list-item>
          <text:p text:style-name="P10"><text:span text:style-name="T2">Amélioration, optimisation d'un système existant</text:span></text:p>
        </text:list-item>
        <text:list-item>
          <text:p text:style-name="P10"><text:span text:style-name="T2">Réponse à une contrainte externe(adaptatio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4:08:25</meta:creation-date>
    <dc:date>2012-09-14T15:59:33</dc:date>
    <dc:creator>Compte etudiant</dc:creator>
    <meta:editing-duration>PT1H41M51S</meta:editing-duration>
    <meta:editing-cycles>11</meta:editing-cycles>
    <meta:generator>LibreOffice/3.5$Linux_x86 LibreOffice_project/350m1$Build-2</meta:generator>
    <meta:document-statistic meta:table-count="1" meta:image-count="0" meta:object-count="0" meta:page-count="3" meta:paragraph-count="63" meta:word-count="423" meta:character-count="2591" meta:non-whitespace-character-count="2255"/>
  </office:meta>
</office:document-meta>
</file>